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44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9.477cm"/>
    </style:style>
    <style:style style:name="co6" style:family="table-column">
      <style:table-column-properties fo:break-before="auto" style:column-width="9.668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5.366cm"/>
    </style:style>
    <style:style style:name="co9" style:family="table-column">
      <style:table-column-properties fo:break-before="auto" style:column-width="7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</table:table-row>
      </table:table>
      <table:table table:name="Halstead" table:style-name="ta1"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/>
          <table:table-cell office:value-type="string" calcext:value-type="string">
            <text:p>paranthèse, crochet, virgule, point-virgule compte 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6" calcext:value-type="float">
            <text:p>86</text:p>
          </table:table-cell>
          <table:table-cell table:formula="of:=[.A3]+[.C3]" office:value-type="float" office:value="26" calcext:value-type="float">
            <text:p>26</text:p>
          </table:table-cell>
          <table:table-cell table:formula="of:=[.E3]*LOG(ABS([.F3]);2)" office:value-type="float" office:value="404.237815760134" calcext:value-type="float">
            <text:p>404,237815760134</text:p>
          </table:table-cell>
          <table:table-cell table:formula="of:=([.A3]/2)*([.D3]/[.C3])" office:value-type="float" office:value="19.2857142857143" calcext:value-type="float">
            <text:p>19,2857142857143</text:p>
          </table:table-cell>
          <table:table-cell table:formula="of:=[.H3]*[.G3]" office:value-type="float" office:value="7796.01501823115" calcext:value-type="float">
            <text:p>7796,01501823115</text:p>
          </table:table-cell>
          <table:table-cell/>
          <table:table-cell office:value-type="string" calcext:value-type="string">
            <text:p>Valeur vu avec le prof 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4"/>
        </table:table-row>
      </table:table>
      <table:table table:name="CC" table:style-name="ta1"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</table:table-row>
      </table:table>
      <table:table table:name="UFC" table:style-name="ta1">
        <table:table-column table:style-name="co8" table:default-cell-style-name="Default"/>
        <table:table-column table:style-name="co2" table:number-columns-repeated="7" table:default-cell-style-name="Default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égorie 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E3]+[.C3]*[.F3]+[.D3]*[.G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E4]+[.C4]*[.F4]+[.D4]*[.G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*[.E5]+[.C5]*[.F5]+[.D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*[.E6]+[.C6]*[.F6]+[.D6]*[.G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7]*[.E7]+[.C7]*[.F7]+[.D7]*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17" calcext:value-type="float">
            <text:p>17</text:p>
          </table:table-cell>
        </table:table-row>
      </table:table>
      <table:table table:name="COM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table:formula="of:=[$Halstead.G3]" office:value-type="float" office:value="404.237815760134" calcext:value-type="float">
            <text:p>404,237815760134</text:p>
          </table:table-cell>
          <table:table-cell table:formula="of:=[$CC.D2]" office:value-type="float" office:value="6" calcext:value-type="float">
            <text:p>6</text:p>
          </table:table-cell>
          <table:table-cell table:formula="of:=[$LOC.B2]" office:value-type="float" office:value="12" calcext:value-type="float">
            <text:p>12</text:p>
          </table:table-cell>
          <table:table-cell table:formula="of:=[$COM.B2]" office:value-type="float" office:value="0" calcext:value-type="float">
            <text:p>0</text:p>
          </table:table-cell>
          <table:table-cell table:formula="of:=MAX(0;(171 - 5.2*LN([.A2]) - 0.23*[.B2] - 16.2*LN([.C2]) + 50*SIN(SQRT(2.4*[.D2])))*(100/171))" office:value-type="float" office:value="57.4000554465979" calcext:value-type="float">
            <text:p>57,4000554465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3:35:16.049432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9:29:22.973192791</meta:creation-date>
    <dc:date>2025-10-22T14:23:26.259417340</dc:date>
    <meta:editing-duration>PT27M57S</meta:editing-duration>
    <meta:editing-cycles>8</meta:editing-cycles>
    <meta:generator>LibreOffice/24.2.7.2$Linux_X86_64 LibreOffice_project/420$Build-2</meta:generator>
    <meta:document-statistic meta:table-count="6" meta:cell-count="124" meta:object-count="0"/>
  </office:meta>
</office:document-meta>
</file>